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7bc" officeooo:paragraph-rsid="000677bc"/>
    </style:style>
    <style:style style:name="P2" style:family="paragraph" style:parent-style-name="Standard">
      <style:text-properties fo:font-size="26pt" fo:font-weight="bold" officeooo:rsid="000677bc" officeooo:paragraph-rsid="000677bc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2pt" fo:font-weight="normal" officeooo:rsid="000677bc" officeooo:paragraph-rsid="000677bc" style:font-size-asian="12pt" style:font-weight-asian="normal" style:font-size-complex="12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text-properties officeooo:paragraph-rsid="0006ac98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06ac98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paragraph-rsid="0006ac98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officeooo:paragraph-rsid="0006ac98"/>
    </style:style>
    <style:style style:name="P16" style:family="paragraph" style:parent-style-name="Text_20_body" style:list-style-name="L4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officeooo:paragraph-rsid="0006ac98"/>
    </style:style>
    <style:style style:name="P19" style:family="paragraph" style:parent-style-name="Text_20_body" style:list-style-name="L6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  <style:text-properties officeooo:paragraph-rsid="0006ac98"/>
    </style:style>
    <style:style style:name="T1" style:family="text">
      <style:text-properties officeooo:rsid="0006ac9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6.</text:p>
      <text:p text:style-name="P3">A: To determine the polarization of sun-glasses. Research Methodology:</text:p>
      <text:list xml:id="list3287026378" text:style-name="L1">
        <text:list-item>
          <text:p text:style-name="P10">Define the research objective: Clearly state the purpose of the study, such as understanding the polarization properties of sun-glasses. </text:p>
        </text:list-item>
        <text:list-item>
          <text:p text:style-name="P10">Literature review: Conduct a comprehensive review of existing research and studies related to sun-glasses polarization to gain a better understanding of the topic. </text:p>
        </text:list-item>
        <text:list-item>
          <text:p text:style-name="P10">Formulate research questions: Develop specific research questions that will guide your investigation, such as "What are the factors affecting the polarization of sun-glasses?" </text:p>
        </text:list-item>
        <text:list-item>
          <text:p text:style-name="P10">Research design: Determine the appropriate research design, such as experimental or observational, to investigate the polarization of sun-glasses. </text:p>
        </text:list-item>
        <text:list-item>
          <text:p text:style-name="P11">Data collection: Decide on the methods to collect data, such as using a polarimeter or conducting surveys with participants wearing sun-glasses. </text:p>
        </text:list-item>
        <text:list-item>
          <text:p text:style-name="P4">Interpretation and reporting: Interpret the findings and present them in a clear and concise manner, including any limitations or recommendations for further research. </text:p>
        </text:list-item>
      </text:list>
      <text:p text:style-name="Text_20_body">Research Methods:</text:p>
      <text:list xml:id="list3494960561" text:style-name="L2">
        <text:list-item>
          <text:p text:style-name="P12">Experimental method: Conduct controlled experiments to measure the polarization of sun-glasses under different conditions. </text:p>
        </text:list-item>
        <text:list-item>
          <text:p text:style-name="P12">Survey method: Administer surveys to a sample of individuals wearing sun-glasses and collect their perceptions and experiences regarding polarization. </text:p>
        </text:list-item>
        <text:list-item>
          <text:p text:style-name="P5">Observational method: Observe and record the behavior of individuals wearing sun-glasses in different lighting conditions to understand the polarization effects. </text:p>
        </text:list-item>
        <text:list-item>
          <text:p text:style-name="P13">Data analysis: Analyze the collected data using statistical techniques to draw conclusions about the polarization properties of sun-glasses. </text:p>
        </text:list-item>
      </text:list>
      <text:p text:style-name="Text_20_body">B: To determine the magnetization of a ferromagnetic material. Research Methodology:</text:p>
      <text:list xml:id="list2847998323" text:style-name="L3">
        <text:list-item>
          <text:p text:style-name="P14">Research objective: Clearly define the purpose of the study, such as investigating the magnetization properties of a specific ferromagnetic material. </text:p>
        </text:list-item>
        <text:list-item>
          <text:p text:style-name="P14">Literature review: Review existing research and studies related to magnetization of ferromagnetic materials to gain background knowledge. </text:p>
        </text:list-item>
        <text:list-item>
          <text:p text:style-name="P14">Research questions: Develop specific research questions, such as "What factors influence the magnetization of the chosen ferromagnetic material?" </text:p>
        </text:list-item>
        <text:list-item>
          <text:p text:style-name="P14">Research design: Determine the appropriate research design, such as experimental or observational, to investigate the magnetization of the material. </text:p>
        </text:list-item>
        <text:list-item>
          <text:p text:style-name="P15">Data collection: Decide on the methods to collect data, such as using a magnetometer or conducting experiments with the ferromagnetic material. </text:p>
        </text:list-item>
        <text:list-item>
          <text:p text:style-name="P6">Interpretation and reporting: Interpret the findings and present them in a clear and concise manner, including any limitations or suggestions for further research. </text:p>
        </text:list-item>
      </text:list>
      <text:p text:style-name="Text_20_body">Research Methods:</text:p>
      <text:list xml:id="list600859336" text:style-name="L4">
        <text:list-item>
          <text:p text:style-name="P16">Experimental method: Conduct controlled experiments to measure the magnetization of the ferromagnetic material under different conditions, such as varying temperature or magnetic field strength. </text:p>
        </text:list-item>
        <text:list-item>
          <text:p text:style-name="P16">Magnetic measurement method: Use a magnetometer to directly measure the magnetization of the material. </text:p>
        </text:list-item>
        <text:list-item>
          <text:p text:style-name="P7"><text:soft-page-break/>Microscopy method: Utilize microscopy techniques, such as magnetic force microscopy, to visualize and analyze the magnetization patterns in the material.</text:p>
        </text:list-item>
        <text:list-item>
          <text:p text:style-name="P7">Data analysis: Analyze the collected data using appropriate statistical techniques to draw conclusions about the magnetization properties. <text:s/></text:p>
        </text:list-item>
      </text:list>
      <text:p text:style-name="Text_20_body">C: To verify that a signature recorded in an accelerator is a new particle. Research Methodology:</text:p>
      <text:list xml:id="list1137015432" text:style-name="L5">
        <text:list-item>
          <text:p text:style-name="P17">Research objective: Clearly state the purpose of the study, such as verifying the existence of a new particle based on recorded signatures. </text:p>
        </text:list-item>
        <text:list-item>
          <text:p text:style-name="P17">Literature review: Review existing research and studies related to particle physics and the detection of new particles to gain background knowledge. </text:p>
        </text:list-item>
        <text:list-item>
          <text:p text:style-name="P17">Research questions: Develop specific research questions, such as "What are the characteristics of the recorded signature that indicate the presence of a new particle?" </text:p>
        </text:list-item>
        <text:list-item>
          <text:p text:style-name="P17">Research design: Determine the appropriate research design, such as experimental or observational, to verify the recorded signature as a new particle. </text:p>
        </text:list-item>
        <text:list-item>
          <text:p text:style-name="P18">Data collection: Collect data from the accelerator's recorded signatures and any associated experimental setups or detectors. </text:p>
        </text:list-item>
        <text:list-item>
          <text:p text:style-name="P8">Interpretation and reporting: Interpret the findings and present them in a clear and concise manner, including any limitations or recommendations for further research. </text:p>
        </text:list-item>
      </text:list>
      <text:p text:style-name="Text_20_body">Research Methods:</text:p>
      <text:list xml:id="list1692090005" text:style-name="L6">
        <text:list-item>
          <text:p text:style-name="P19">Particle detection method: Analyze the recorded signatures using particle detectors and sophisticated data analysis techniques to identify unique characteristics associated with the presence of a new particle. </text:p>
        </text:list-item>
        <text:list-item>
          <text:p text:style-name="P9">Statistical analysis method: Apply statistical methods, such as hypothesis testing or regression analysis, to determine the significance of the recorded signature and its correlation with the existence of a new particle. </text:p>
        </text:list-item>
        <text:list-item>
          <text:p text:style-name="P20">Data analysis: Analyze the collected data using advanced statistical and computational techniques to identify patterns or anomalies that suggest the presence of a new particle. 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1T04:14:48.377766469</meta:creation-date>
    <dc:date>2023-11-11T04:30:40.903018871</dc:date>
    <meta:editing-duration>PT5M42S</meta:editing-duration>
    <meta:editing-cycles>1</meta:editing-cycles>
    <meta:document-statistic meta:table-count="0" meta:image-count="0" meta:object-count="0" meta:page-count="2" meta:paragraph-count="36" meta:word-count="674" meta:character-count="4877" meta:non-whitespace-character-count="4239"/>
    <meta:generator>LibreOffice/6.4.7.2$Linux_X86_64 LibreOffice_project/40$Build-2</meta:generator>
  </office:meta>
</office:document-meta>
</file>